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 style:master-page-name="">
      <loext:graphic-properties draw:fill="none"/>
      <style:paragraph-properties fo:margin-left="2.6cm" fo:margin-right="0cm" fo:text-indent="-0.64cm" style:auto-text-indent="false" style:page-number="auto" fo:background-color="transparent"/>
    </style:style>
    <style:style style:name="P3" style:family="paragraph" style:parent-style-name="Standard" style:list-style-name="L2" style:master-page-name="">
      <loext:graphic-properties draw:fill="none"/>
      <style:paragraph-properties fo:margin-left="2.6cm" fo:margin-right="0cm" fo:text-indent="-0.64cm" style:auto-text-indent="false" style:page-number="auto" fo:background-color="transparent"/>
      <style:text-properties officeooo:paragraph-rsid="001afd8e"/>
    </style:style>
    <style:style style:name="P4" style:family="paragraph" style:parent-style-name="Standard" style:list-style-name="L1">
      <loext:graphic-properties draw:fill="none"/>
      <style:paragraph-properties fo:margin-left="2.6cm" fo:margin-right="0cm" fo:text-indent="-0.64cm" style:auto-text-indent="false" fo:background-color="transparent"/>
    </style:style>
    <style:style style:name="P5" style:family="paragraph" style:parent-style-name="Akapit_20_rzymski" style:list-style-name="Akapit_20_rzymski"/>
    <style:style style:name="P6" style:family="paragraph" style:parent-style-name="Arabski_20_2" style:list-style-name="Arabski_20_2"/>
    <style:style style:name="P7" style:family="paragraph" style:parent-style-name="Arabski_20_2" style:list-style-name="Wcięcie_20_arabski_20_2"/>
    <style:style style:name="P8" style:family="paragraph" style:parent-style-name="łaciński_20_3" style:list-style-name="Łaciński_20_3"/>
    <style:style style:name="P9" style:family="paragraph" style:parent-style-name="łaciński_20_3" style:list-style-name="Łaciński_20_3" style:master-page-name="">
      <loext:graphic-properties draw:fill="none"/>
      <style:paragraph-properties fo:margin-left="1.27cm" fo:margin-right="0cm" fo:margin-top="0cm" fo:margin-bottom="0.101cm" loext:contextual-spacing="false" fo:text-indent="-0.63cm" style:auto-text-indent="false" style:page-number="auto" fo:background-color="transparent"/>
    </style:style>
    <style:style style:name="P10" style:family="paragraph" style:parent-style-name="Wcięcie_20_arabski_20_2" style:list-style-name="Wcięcie_20_arabski_20_2" style:master-page-name="">
      <loext:graphic-properties draw:fill="none"/>
      <style:paragraph-properties fo:margin-left="2cm" fo:margin-right="0cm" fo:margin-top="0cm" fo:margin-bottom="0.101cm" loext:contextual-spacing="false" fo:text-indent="-0.63cm" style:auto-text-indent="false" style:page-number="auto" fo:background-color="transparent"/>
    </style:style>
    <style:style style:name="P11" style:family="paragraph" style:parent-style-name="Wcięcie_20_arabski_20_2" style:list-style-name="Wcięcie_20_arabski_20_2">
      <loext:graphic-properties draw:fill="none"/>
      <style:paragraph-properties fo:margin-left="2cm" fo:margin-right="0cm" fo:margin-top="0cm" fo:margin-bottom="0.101cm" loext:contextual-spacing="false" fo:text-indent="-0.63cm" style:auto-text-indent="false" fo:background-color="transparen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1">Z JĘZYKA POLSKIEGO W ROKU SZKOLNYM 2006/2007 </text:p>
      <text:p text:style-name="Standard"/>
      <text:p text:style-name="Standard">Magdalena Barańska, klasa 3d</text:p>
      <text:p text:style-name="Standard"><text:span text:style-name="T1">Temat:</text:span> Różne oblicza władców. Porównaj wybrane portrety w oparciu o teksty dramatyczne.</text:p>
      <text:list xml:id="list2272143912" text:style-name="Akapit_20_rzymski">
        <text:list-item>
          <text:p text:style-name="P5">Literatura podmiotu:</text:p>
        </text:list-item>
      </text:list>
      <text:list xml:id="list3725501972" text:style-name="Arabski_20_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95330014208736" text:continue-list="list2272143912" text:style-name="Akapit_20_rzymski">
        <text:list-item>
          <text:p text:style-name="P5">Literatura przedmiotu:</text:p>
        </text:list-item>
      </text:list>
      <text:list xml:id="list1285266828" text:style-name="Wcięcie_20_arabski_20_2">
        <text:list-item>
          <text:p text:style-name="P7">Komorowski Jarosław, Makbet Williama Shakespeare'a, WSiP, Biblioteka Analiz Literackich, Warszawa 1989, s. 52-57.</text:p>
        </text:list-item>
        <text:list-item>
          <text:p text:style-name="P7">Kotarski Edward, Odprawa posłów greckich Jana Kochanowskiego, Państwowe Zakłady Wydawnictw Szkolnych, Biblioteka Analiz Literackich, Warszawa 1969, s.40-48.</text:p>
        </text:list-item>
        <text:list-item>
          <text:p text:style-name="P7">Ryś Anna, Antygona Sofoklesa, Wydawnictwo Marek Rożak, Gdańsk 1994, s. 29- 42.</text:p>
        </text:list-item>
      </text:list>
      <text:list xml:id="list95329478160501" text:continue-list="list95330014208736" text:style-name="Akapit_20_rzymski">
        <text:list-item>
          <text:p text:style-name="P5">Ramowy plan wypowiedzi:</text:p>
        </text:list-item>
      </text:list>
      <text:list xml:id="list2769939966" text:style-name="Łaciński_20_3">
        <text:list-item>
          <text:p text:style-name="P9">Wstęp</text:p>
        </text:list-item>
      </text:list>
      <text:list xml:id="list95329425454162" text:continue-list="list1285266828" text:style-name="Wcięcie_20_arabski_20_2">
        <text:list-item text:start-value="1">
          <text:p text:style-name="P10">Rozważania dotyczące* osób sprawujących władzę oraz* sposobów rządzenia.</text:p>
        </text:list-item>
        <text:list-item>
          <text:p text:style-name="P11">"Ksiażę" Niccolo Machiavellego jako punkt odniesienia do analizy postępowania przedstawionych bohaterów – władców.</text:p>
        </text:list-item>
      </text:list>
      <text:list xml:id="list1629562040" text:style-name="Łaciński_20_3">
        <text:list-item>
          <text:p text:style-name="P8">Kolejność prezentowanych argumentów (treści)</text:p>
        </text:list-item>
      </text:list>
      <text:list xml:id="list1479070796" text:style-name="Wcięcie_20_arabski_20_2">
        <text:list-item>
          <text:p text:style-name="Wcięcie_20_arabski_20_2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Wcięcie_20_arabski_20_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Wcięcie_20_arabski_20_2">Zróżnicowanie* oceny postępowania Kreona jako:</text:p>
        </text:list-item>
      </text:list>
      <text:list xml:id="list866881479" text:style-name="L1">
        <text:list-item>
          <text:p text:style-name="P2">władcy – tyrana i despoty surowo egzekwującego wydane prawa i rozkazy,</text:p>
        </text:list-item>
        <text:list-item>
          <text:p text:style-name="P4">władcy konsekwentnego, bezkompromisowego, pozbawionego prywaty, kierującego się interesami i obowiązkami państwa.</text:p>
        </text:list-item>
      </text:list>
      <text:list xml:id="list95330773139401" text:continue-list="list1479070796" text:style-name="Wcięcie_20_arabski_20_2">
        <text:list-item>
          <text:p text:style-name="Wcięcie_20_arabski_20_2">Sylwetka bezwzględnego Makbeta – władcy zbrodniarza zaślepionego namiętnością władzy, ale bezustannego borykającego się z wyrzutami sumienia:</text:p>
        </text:list-item>
      </text:list>
      <text:list xml:id="list3912612996" text:style-name="L2">
        <text:list-item>
          <text:p text:style-name="P3">tragizm postaci Makbeta – władca ukazany jako marionetka ludzkich namiętności, motyw życia – teatru.</text:p>
        </text:list-item>
      </text:list>
      <text:list xml:id="list95330605174840" text:continue-list="list1629562040" text:style-name="Łaciński_20_3">
        <text:list-item>
          <text:p text:style-name="P8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95330777359970" text:continue-list="list95329478160501" text:style-name="Akapit_20_rzymski">
        <text:list-item>
          <text:p text:style-name="P5">Materiały pomocnicze</text:p>
        </text:list-item>
      </text:list>
      <text:list xml:id="list95330029927028" text:continue-list="list95329425454162" text:style-name="Wcięcie_20_arabski_20_2">
        <text:list-item text:start-value="1">
          <text:p text:style-name="P7">kartka z cytatami,</text:p>
        </text:list-item>
        <text:list-item>
          <text:p text:style-name="P7">prezentacja multimedialna.</text:p>
        </text:list-item>
      </text:list>
      <text:p text:style-name="Standard"/>
      <text:p text:style-name="Standard"><text:soft-page-break/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kapit_20_rzymski" style:display-name="Akapit rzymski" style:family="paragraph" style:parent-style-name="Standard">
      <style:paragraph-properties fo:margin-left="0.7cm" fo:margin-right="0cm" fo:margin-top="0.199cm" fo:margin-bottom="0cm" loext:contextual-spacing="false" fo:text-align="start" style:justify-single-word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_20_2" style:display-name="Arabskie 2" style:family="paragraph" style:parent-style-name="Standard" style:list-style-name="Arabski_20_2">
      <style:paragraph-properties fo:margin-top="0cm" fo:margin-bottom="0.101cm" loext:contextual-spacing="false"/>
    </style:style>
    <style:style style:name="Arabski_20_2" style:display-name="Arabski 2" style:family="paragraph" style:parent-style-name="Standard" style:list-style-name="Arabski_20_2">
      <style:paragraph-properties fo:margin-top="0cm" fo:margin-bottom="0.101cm" loext:contextual-spacing="false"/>
    </style:style>
    <style:style style:name="łaciński_20_3" style:display-name="łaciński 3" style:family="paragraph" style:parent-style-name="Standard">
      <style:paragraph-properties fo:margin-top="0cm" fo:margin-bottom="0.101cm" loext:contextual-spacing="false"/>
    </style:style>
    <style:style style:name="Arabski_20_2_20_lub_20_3" style:display-name="Arabski 2 lub 3" style:family="paragraph" style:parent-style-name="Arabski_20_2"/>
    <style:style style:name="Wcięcie_20_arabski_20_2" style:display-name="Wcięcie arabski 2" style:family="paragraph" style:parent-style-name="Arabski_20_2" style:list-style-name="Wcięcie_20_arabski_20_2">
      <loext:graphic-properties draw:fill="none" draw:fill-color="#729fcf"/>
      <style:paragraph-properties fo:margin-left="2cm" fo:margin-right="0cm" fo:margin-top="0cm" fo:margin-bottom="0.101cm" loext:contextual-spacing="false" fo:text-indent="-0.63cm" style:auto-text-indent="false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kapit_20_rzymski" style:display-name="Akapit rzymski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_20_2" style:display-name="Arabski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_20_3" style:display-name="Łaciński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cięcie_20_arabski_20_2" style:display-name="Wcięcie arabski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7.977699921</meta:creation-date>
    <dc:date>2017-10-23T10:31:08.713811554</dc:date>
    <meta:editing-duration>PT12M56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2" meta:paragraph-count="31" meta:word-count="330" meta:character-count="2630" meta:non-whitespace-character-count="2350"/>
  </office:meta>
</office:document-meta>
</file>